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0_0/content.xml"/>
  <manifest:file-entry manifest:media-type="text/xml" manifest:full-path="Object 0_0/styles.xml"/>
  <manifest:file-entry manifest:media-type="text/xml" manifest:full-path="Object 0_0/meta.xml"/>
  <manifest:file-entry manifest:media-type="application/vnd.oasis.opendocument.chart" manifest:full-path="Object 0_0/"/>
  <manifest:file-entry manifest:media-type="text/xml" manifest:full-path="Object 0_1/content.xml"/>
  <manifest:file-entry manifest:media-type="text/xml" manifest:full-path="Object 0_1/styles.xml"/>
  <manifest:file-entry manifest:media-type="text/xml" manifest:full-path="Object 0_1/meta.xml"/>
  <manifest:file-entry manifest:media-type="application/vnd.oasis.opendocument.chart" manifest:full-path="Object 0_1/"/>
  <manifest:file-entry manifest:media-type="text/xml" manifest:full-path="Object 0_2/content.xml"/>
  <manifest:file-entry manifest:media-type="text/xml" manifest:full-path="Object 0_2/styles.xml"/>
  <manifest:file-entry manifest:media-type="text/xml" manifest:full-path="Object 0_2/meta.xml"/>
  <manifest:file-entry manifest:media-type="application/vnd.oasis.opendocument.chart" manifest:full-path="Object 0_2/"/>
  <manifest:file-entry manifest:media-type="text/xml" manifest:full-path="Object 0_3/content.xml"/>
  <manifest:file-entry manifest:media-type="text/xml" manifest:full-path="Object 0_3/styles.xml"/>
  <manifest:file-entry manifest:media-type="text/xml" manifest:full-path="Object 0_3/meta.xml"/>
  <manifest:file-entry manifest:media-type="application/vnd.oasis.opendocument.chart" manifest:full-path="Object 0_3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o1" style:family="table-column">
      <style:table-column-properties fo:break-before="auto" style:column-width="0.9375in"/>
    </style:style>
    <style:style style:name="co2" style:family="table-column">
      <style:table-column-properties fo:break-before="auto" style:column-width="1.38541666666667in"/>
    </style:style>
    <style:style style:name="co3" style:family="table-column">
      <style:table-column-properties fo:break-before="auto" style:column-width="1.10416666666667in"/>
    </style:style>
    <style:style style:name="ro1" style:family="table-row">
      <style:table-row-properties style:row-height="0.19375in" fo:break-before="auto" style:use-optimal-row-height="true"/>
    </style:style>
    <style:style style:name="ro2" style:family="table-row">
      <style:table-row-properties style:row-height="0.238888888888889in" fo:break-before="auto" style:use-optimal-row-height="false"/>
    </style:style>
    <style:style style:name="ro3" style:family="table-row">
      <style:table-row-properties style:row-height="0.197916666666667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760416666666667in" fo:break-before="auto" style:use-optimal-row-height="false"/>
    </style:style>
    <style:style style:name="ro6" style:family="table-row">
      <style:table-row-properties style:row-height="0.1875in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4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1" style:family="table-cell" style:parent-style-name="Default" style:data-style-name="N-1">
      <style:table-cell-properties style:vertical-align="middle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42" style:family="table-cell" style:parent-style-name="Default" style:data-style-name="N-1">
      <style:table-cell-properties fo:border-bottom="1.0pt solid #1A1A1A" fo:background-color="#FFCC00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543" style:family="table-cell" style:parent-style-name="Default" style:data-style-name="N-1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44" style:family="table-cell" style:parent-style-name="Default" style:data-style-name="N-1">
      <style:table-cell-properties fo:border-left="2.5pt solid #1A1A1A" fo:border-right="1.0pt solid #1A1A1A" fo:border-top="2.5pt solid #1A1A1A" fo:border-bottom="2.5pt solid #1A1A1A" fo:background-color="#00FFFF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45" style:family="table-cell" style:parent-style-name="Default" style:data-style-name="N-1">
      <style:table-cell-properties fo:border-left="2.5pt solid #1A1A1A" fo:border-right="1.0pt solid #1A1A1A" fo:border-top="1.0pt solid #1A1A1A" fo:border-bottom="1.0pt solid #1A1A1A"/>
    </style:style>
    <style:style style:name="ce546" style:family="table-cell" style:parent-style-name="Default" style:data-style-name="N-1">
      <style:table-cell-properties fo:border-left="2.5pt solid #1A1A1A" fo:border-right="1.0pt solid #1A1A1A" fo:border-top="1.0pt solid #1A1A1A" fo:border-bottom="2.5pt solid #1A1A1A"/>
    </style:style>
    <style:style style:name="ce547" style:family="table-cell" style:parent-style-name="Default" style:data-style-name="N-1">
      <style:table-cell-properties fo:border-top="1.0pt solid #1A1A1A" fo:border-bottom="1.0pt solid #1A1A1A" fo:background-color="#FFCC00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548" style:family="table-cell" style:parent-style-name="Default" style:data-style-name="N-1">
      <style:table-cell-properties fo:border-left="2.5pt solid #1A1A1A" fo:border-top="2.5pt solid #1A1A1A" fo:border-bottom="2.5pt solid #1A1A1A" fo:wrap-option="wrap" style:vertical-align="top" fo:background-color="#00FFFF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49" style:family="table-cell" style:parent-style-name="Default" style:data-style-name="N-1">
      <style:table-cell-properties fo:border-left="2.5pt solid #1A1A1A" fo:border-right="2.5pt solid #1A1A1A" fo:border-top="2.5pt solid #1A1A1A" fo:border-bottom="2.5pt solid #1A1A1A" fo:wrap-option="wrap" style:vertical-align="top" fo:background-color="#00FFFF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50" style:family="table-cell" style:parent-style-name="Default" style:data-style-name="N178">
      <style:table-cell-properties fo:border-left="2.5pt solid #1A1A1A" fo:border-right="2.5pt solid #1A1A1A" fo:border-bottom="1.0pt solid #1A1A1A"/>
    </style:style>
    <style:style style:name="ce551" style:family="table-cell" style:parent-style-name="Default" style:data-style-name="N178">
      <style:table-cell-properties fo:border-left="2.5pt solid #1A1A1A" fo:border-right="2.5pt solid #1A1A1A" fo:border-top="1.0pt solid #1A1A1A" fo:border-bottom="1.0pt solid #1A1A1A"/>
    </style:style>
    <style:style style:name="ce552" style:family="table-cell" style:parent-style-name="Default" style:data-style-name="N178">
      <style:table-cell-properties fo:border-left="2.5pt solid #1A1A1A" fo:border-right="2.5pt solid #1A1A1A" fo:border-top="1.0pt solid #1A1A1A" fo:border-bottom="2.5pt solid #1A1A1A"/>
    </style:style>
    <style:style style:name="ce553" style:family="table-cell" style:parent-style-name="Default" style:data-style-name="N-1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solid" style:text-underline-type="single"/>
    </style:style>
    <style:style style:name="ce554" style:family="table-cell" style:parent-style-name="Default" style:data-style-name="N177">
      <style:table-cell-properties fo:border-bottom="1.0pt solid #1A1A1A" fo:background-color="#FFCC00"/>
    </style:style>
    <style:style style:name="ce555" style:family="table-cell" style:parent-style-name="Default" style:data-style-name="N177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56" style:family="table-cell" style:parent-style-name="Default" style:data-style-name="N177">
      <style:table-cell-properties fo:border-left="1.0pt solid #1A1A1A" fo:border-top="2.5pt solid #1A1A1A" fo:border-bottom="2.5pt solid #1A1A1A" fo:background-color="#00FFFF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57" style:family="table-cell" style:parent-style-name="Default" style:data-style-name="N177">
      <style:table-cell-properties fo:border-left="1.0pt solid #1A1A1A" fo:border-right="1.0pt solid #1A1A1A" fo:border-top="1.0pt solid #1A1A1A" fo:border-bottom="1.0pt solid #1A1A1A"/>
    </style:style>
    <style:style style:name="ce558" style:family="table-cell" style:parent-style-name="Default" style:data-style-name="N177">
      <style:table-cell-properties fo:border-left="1.0pt solid #1A1A1A" fo:border-right="1.0pt solid #1A1A1A" fo:border-top="1.0pt solid #1A1A1A" fo:border-bottom="2.5pt solid #1A1A1A"/>
    </style:style>
    <style:style style:name="ce559" style:family="table-cell" style:parent-style-name="Default" style:data-style-name="N177"/>
    <style:style style:name="ce560" style:family="table-cell" style:parent-style-name="Default" style:data-style-name="N177">
      <style:table-cell-properties fo:border-top="1.0pt solid #1A1A1A" fo:border-bottom="1.0pt solid #1A1A1A" fo:background-color="#FFCC00"/>
    </style:style>
    <style:style style:name="ce561" style:family="table-cell" style:parent-style-name="Default" style:data-style-name="N177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62" style:family="table-cell" style:parent-style-name="Default" style:data-style-name="N177">
      <style:table-cell-properties fo:border-right="2.5pt solid #1A1A1A" fo:border-top="2.5pt solid #1A1A1A" fo:border-bottom="2.5pt solid #1A1A1A" fo:background-color="#00FFFF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63" style:family="table-cell" style:parent-style-name="Default" style:data-style-name="N179">
      <style:table-cell-properties fo:border-left="1.0pt solid #1A1A1A" fo:border-right="2.5pt solid #1A1A1A" fo:border-top="1.0pt solid #1A1A1A" fo:border-bottom="1.0pt solid #1A1A1A"/>
    </style:style>
    <style:style style:name="ce564" style:family="table-cell" style:parent-style-name="Default" style:data-style-name="N179">
      <style:table-cell-properties fo:border-left="1.0pt solid #1A1A1A" fo:border-right="2.5pt solid #1A1A1A" fo:border-top="1.0pt solid #1A1A1A" fo:border-bottom="2.5pt solid #1A1A1A"/>
    </style:style>
    <style:style style:name="ce565" style:family="table-cell" style:parent-style-name="Default" style:data-style-name="N-1">
      <style:table-cell-properties fo:border-right="2.5pt solid #1A1A1A" fo:border-top="2.5pt solid #1A1A1A" fo:border-bottom="2.5pt solid #1A1A1A" fo:wrap-option="wrap" style:vertical-align="top" fo:background-color="#00FFFF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66" style:family="table-cell" style:parent-style-name="Default" style:data-style-name="N178">
      <style:table-cell-properties fo:border-right="1.0pt solid #1A1A1A" fo:border-bottom="1.0pt solid #1A1A1A"/>
    </style:style>
    <style:style style:name="ce567" style:family="table-cell" style:parent-style-name="Default" style:data-style-name="N178">
      <style:table-cell-properties fo:border-right="1.0pt solid #1A1A1A" fo:border-top="1.0pt solid #1A1A1A" fo:border-bottom="1.0pt solid #1A1A1A"/>
    </style:style>
    <style:style style:name="ce568" style:family="table-cell" style:parent-style-name="Default" style:data-style-name="N178">
      <style:table-cell-properties fo:border-right="1.0pt solid #1A1A1A" fo:border-top="1.0pt solid #1A1A1A" fo:border-bottom="1.0pt solid #1A1A1A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69" style:family="table-cell" style:parent-style-name="Default" style:data-style-name="N178">
      <style:table-cell-properties fo:border-right="1.0pt solid #1A1A1A" fo:border-top="1.0pt solid #1A1A1A" fo:border-bottom="2.5pt solid #1A1A1A"/>
    </style:style>
    <style:style style:name="ce570" style:family="table-cell" style:parent-style-name="Default" style:data-style-name="N177">
      <style:table-cell-properties fo:border-left="1.0pt solid #1A1A1A" fo:border-right="2.5pt solid #1A1A1A" fo:border-top="2.5pt solid #1A1A1A" fo:border-bottom="2.5pt solid #1A1A1A" fo:background-color="#00FFFF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71" style:family="table-cell" style:parent-style-name="Default" style:data-style-name="N-1">
      <style:table-cell-properties fo:border-right="1.0pt solid #1A1A1A" fo:border-top="2.5pt solid #1A1A1A" fo:border-bottom="2.5pt solid #1A1A1A" fo:wrap-option="wrap" style:vertical-align="top" fo:background-color="#00FFFF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72" style:family="table-cell" style:parent-style-name="Default" style:data-style-name="N178">
      <style:table-cell-properties fo:border-left="1.0pt solid #1A1A1A" fo:border-right="1.0pt solid #1A1A1A" fo:border-bottom="1.0pt solid #1A1A1A"/>
    </style:style>
    <style:style style:name="ce573" style:family="table-cell" style:parent-style-name="Default" style:data-style-name="N178">
      <style:table-cell-properties fo:border-left="1.0pt solid #1A1A1A" fo:border-right="1.0pt solid #1A1A1A" fo:border-top="1.0pt solid #1A1A1A" fo:border-bottom="1.0pt solid #1A1A1A"/>
    </style:style>
    <style:style style:name="ce574" style:family="table-cell" style:parent-style-name="Default" style:data-style-name="N178">
      <style:table-cell-properties fo:border-left="1.0pt solid #1A1A1A" fo:border-right="1.0pt solid #1A1A1A" fo:border-top="1.0pt solid #1A1A1A" fo:border-bottom="2.5pt solid #1A1A1A"/>
    </style:style>
    <style:style style:name="ce575" style:family="table-cell" style:parent-style-name="Default" style:data-style-name="N-1">
      <style:table-cell-properties fo:border-bottom="1.0pt solid #1A1A1A" fo:background-color="#FFCC00"/>
    </style:style>
    <style:style style:name="ce576" style:family="table-cell" style:parent-style-name="Default" style:data-style-name="N-1">
      <style:table-cell-properties fo:border-left="2.5pt solid #1A1A1A" fo:border-right="2.5pt solid #1A1A1A" fo:border-top="2.5pt solid #1A1A1A" fo:border-bottom="2.5pt solid #1A1A1A" style:vertical-align="bottom" fo:background-color="#00FFFF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77" style:family="table-cell" style:parent-style-name="Default" style:data-style-name="N-1">
      <style:table-cell-properties fo:border-left="2.5pt solid #1A1A1A" fo:border-right="2.5pt solid #1A1A1A" fo:border-top="2.5pt solid #1A1A1A" fo:border-bottom="2.5pt solid #1A1A1A" fo:wrap-option="wrap" style:vertical-align="top"/>
      <style:paragraph-properties fo:text-align="start" fo:margin-left="0cm"/>
    </style:style>
    <style:style style:name="ce578" style:family="table-cell" style:parent-style-name="Default" style:data-style-name="N-1">
      <style:table-cell-properties fo:border-left="2.5pt solid #1A1A1A" fo:wrap-option="wrap" style:vertical-align="top"/>
      <style:paragraph-properties fo:text-align="start" fo:margin-left="0cm"/>
    </style:style>
    <style:style style:name="ce579" style:family="table-cell" style:parent-style-name="Default" style:data-style-name="N-1">
      <style:table-cell-properties fo:border-left="2.5pt solid #1A1A1A" fo:border-bottom="2.5pt solid #1A1A1A" fo:wrap-option="wrap" style:vertical-align="top"/>
      <style:paragraph-properties fo:text-align="start" fo:margin-left="0cm"/>
    </style:style>
    <style:style style:name="ce580" style:family="table-cell" style:parent-style-name="Default" style:data-style-name="N-1">
      <style:table-cell-properties fo:border-top="1.0pt solid #1A1A1A" fo:border-bottom="1.0pt solid #1A1A1A" fo:background-color="#FFCC00"/>
    </style:style>
    <style:style style:name="ce581" style:family="table-cell" style:parent-style-name="Default" style:data-style-name="N-1">
      <style:table-cell-properties fo:border-left="1.0pt solid #1A1A1A" fo:border-right="1.0pt solid #1A1A1A" fo:border-top="2.5pt solid #1A1A1A" fo:border-bottom="2.5pt solid #1A1A1A" fo:wrap-option="wrap" style:vertical-align="top" fo:background-color="#00FFFF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82" style:family="table-cell" style:parent-style-name="Default" style:data-style-name="N178">
      <style:table-cell-properties fo:border-right="2.5pt solid #1A1A1A" fo:border-bottom="1.0pt solid #1A1A1A"/>
    </style:style>
    <style:style style:name="ce583" style:family="table-cell" style:parent-style-name="Default" style:data-style-name="N178">
      <style:table-cell-properties fo:border-right="2.5pt solid #1A1A1A" fo:border-top="1.0pt solid #1A1A1A" fo:border-bottom="1.0pt solid #1A1A1A"/>
    </style:style>
    <style:style style:name="ce584" style:family="table-cell" style:parent-style-name="Default" style:data-style-name="N178">
      <style:table-cell-properties fo:border-right="2.5pt solid #1A1A1A" fo:border-top="1.0pt solid #1A1A1A" fo:border-bottom="2.5pt solid #1A1A1A"/>
    </style:style>
    <style:style style:name="ce585" style:family="table-cell" style:parent-style-name="Default" style:data-style-name="N-1">
      <style:table-cell-properties fo:border-top="2.5pt solid #1A1A1A" fo:border-bottom="2.5pt solid #1A1A1A" style:vertical-align="bottom" fo:background-color="#00FFFF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86" style:family="table-cell" style:parent-style-name="Default" style:data-style-name="N-1">
      <style:table-cell-properties fo:border-top="2.5pt solid #1A1A1A" fo:wrap-option="wrap" style:vertical-align="top"/>
      <style:paragraph-properties fo:text-align="start" fo:margin-left="0cm"/>
    </style:style>
    <style:style style:name="ce587" style:family="table-cell" style:parent-style-name="Default" style:data-style-name="N-1">
      <style:table-cell-properties fo:wrap-option="wrap" style:vertical-align="top"/>
      <style:paragraph-properties fo:text-align="start" fo:margin-left="0cm"/>
    </style:style>
    <style:style style:name="ce588" style:family="table-cell" style:parent-style-name="Default" style:data-style-name="N-1">
      <style:table-cell-properties fo:border-bottom="2.5pt solid #1A1A1A" fo:wrap-option="wrap" style:vertical-align="top"/>
      <style:paragraph-properties fo:text-align="start" fo:margin-left="0cm"/>
    </style:style>
    <style:style style:name="ce589" style:family="table-cell" style:parent-style-name="Default" style:data-style-name="N-1">
      <style:table-cell-properties fo:border-top="2.5pt solid #1A1A1A" fo:border-bottom="2.5pt solid #1A1A1A" fo:wrap-option="wrap" style:vertical-align="top" fo:background-color="#00FFFF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90" style:family="table-cell" style:parent-style-name="Default" style:data-style-name="N177">
      <style:table-cell-properties fo:border-right="2.5pt solid #1A1A1A" fo:border-top="2.5pt solid #1A1A1A" fo:border-bottom="2.5pt solid #1A1A1A" fo:wrap-option="wrap" style:vertical-align="top" fo:background-color="#00FFFF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91" style:family="table-cell" style:parent-style-name="Default" style:data-style-name="N-1">
      <style:table-cell-properties fo:border-right="2.5pt solid #1A1A1A" fo:border-top="2.5pt solid #1A1A1A" fo:border-bottom="2.5pt solid #1A1A1A" style:vertical-align="bottom" fo:background-color="#00FFFF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92" style:family="table-cell" style:parent-style-name="Default" style:data-style-name="N-1">
      <style:table-cell-properties fo:border-right="2.5pt solid #1A1A1A" fo:border-top="2.5pt solid #1A1A1A" fo:wrap-option="wrap" style:vertical-align="top"/>
      <style:paragraph-properties fo:text-align="start" fo:margin-left="0cm"/>
    </style:style>
    <style:style style:name="ce593" style:family="table-cell" style:parent-style-name="Default" style:data-style-name="N-1">
      <style:table-cell-properties fo:border-right="2.5pt solid #1A1A1A" fo:wrap-option="wrap" style:vertical-align="top"/>
      <style:paragraph-properties fo:text-align="start" fo:margin-left="0cm"/>
    </style:style>
    <style:style style:name="ce594" style:family="table-cell" style:parent-style-name="Default" style:data-style-name="N-1">
      <style:table-cell-properties fo:border-right="2.5pt solid #1A1A1A" fo:border-bottom="2.5pt solid #1A1A1A" fo:wrap-option="wrap" style:vertical-align="top"/>
      <style:paragraph-properties fo:text-align="start" fo:margin-left="0cm"/>
    </style:style>
    <style:style style:name="ce595" style:family="table-cell" style:parent-style-name="Default" style:data-style-name="N-1">
      <style:table-cell-properties fo:border-left="2.5pt solid #1A1A1A" fo:border-right="1.0pt solid #1A1A1A" fo:border-top="2.5pt solid #1A1A1A" fo:border-bottom="2.5pt solid #1A1A1A" fo:wrap-option="wrap" style:vertical-align="top" fo:background-color="#00FFFF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96" style:family="table-cell" style:parent-style-name="Default" style:data-style-name="N178">
      <style:table-cell-properties fo:border-left="2.5pt solid #1A1A1A" fo:border-right="1.0pt solid #1A1A1A" fo:border-bottom="1.0pt solid #1A1A1A"/>
    </style:style>
    <style:style style:name="ce597" style:family="table-cell" style:parent-style-name="Default" style:data-style-name="N178">
      <style:table-cell-properties fo:border-left="2.5pt solid #1A1A1A" fo:border-right="1.0pt solid #1A1A1A" fo:border-top="1.0pt solid #1A1A1A" fo:border-bottom="1.0pt solid #1A1A1A"/>
    </style:style>
    <style:style style:name="ce598" style:family="table-cell" style:parent-style-name="Default" style:data-style-name="N178">
      <style:table-cell-properties fo:border-left="2.5pt solid #1A1A1A" fo:border-right="1.0pt solid #1A1A1A" fo:border-top="1.0pt solid #1A1A1A" fo:border-bottom="2.5pt solid #1A1A1A"/>
    </style:style>
    <style:style style:name="ce599" style:family="table-cell" style:parent-style-name="Default" style:data-style-name="N-1">
      <style:table-cell-properties fo:border-bottom="1.0pt solid #1A1A1A" style:vertical-align="middle" fo:background-color="#FFCC00" style:cell-protect="protected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600" style:family="table-cell" style:parent-style-name="Default" style:data-style-name="N177">
      <style:table-cell-properties fo:border-bottom="1.0pt solid #1A1A1A" style:vertical-align="middle" fo:background-color="#FFCC00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01" style:family="table-cell" style:parent-style-name="Default" style:data-style-name="N-1">
      <style:table-cell-properties fo:border-top="1.0pt solid #1A1A1A" fo:border-bottom="2.5pt solid #1A1A1A" style:vertical-align="middle" fo:background-color="transparent" style:cell-protect="protected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02" style:family="table-cell" style:parent-style-name="Default" style:data-style-name="N177">
      <style:table-cell-properties fo:border-top="1.0pt solid #1A1A1A" fo:border-bottom="2.5pt solid #1A1A1A" style:vertical-align="middle" fo:background-color="transparent" style:cell-protect="protected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03" style:family="table-cell" style:parent-style-name="Default" style:data-style-name="N-1">
      <style:table-cell-properties fo:border-left="2.5pt solid #1A1A1A" fo:border-right="1.0pt solid #1A1A1A" fo:border-top="2.5pt solid #1A1A1A" fo:border-bottom="2.5pt solid #1A1A1A" style:vertical-align="middle" fo:background-color="#00FFFF" style:cell-protect="protected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04" style:family="table-cell" style:parent-style-name="Default" style:data-style-name="N177">
      <style:table-cell-properties fo:border-left="1.0pt solid #1A1A1A" fo:border-top="2.5pt solid #1A1A1A" fo:border-bottom="2.5pt solid #1A1A1A" style:vertical-align="middle" fo:background-color="#00FFFF" style:cell-protect="protected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05" style:family="table-cell" style:parent-style-name="Default" style:data-style-name="N177">
      <style:table-cell-properties fo:border-right="2.5pt solid #1A1A1A" fo:border-top="2.5pt solid #1A1A1A" fo:border-bottom="2.5pt solid #1A1A1A" style:vertical-align="middle" fo:background-color="#00FFFF" style:cell-protect="protected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06" style:family="table-cell" style:parent-style-name="Default" style:data-style-name="N177">
      <style:table-cell-properties fo:border-left="1.0pt solid #1A1A1A" fo:border-right="2.5pt solid #1A1A1A" fo:border-top="2.5pt solid #1A1A1A" fo:border-bottom="2.5pt solid #1A1A1A" style:vertical-align="middle" fo:background-color="#00FFFF" style:cell-protect="protected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07" style:family="table-cell" style:parent-style-name="Default" style:data-style-name="N-1">
      <style:table-cell-properties fo:border-left="2.5pt solid #1A1A1A" fo:border-right="2.5pt solid #1A1A1A" fo:border-top="2.5pt solid #1A1A1A" fo:border-bottom="2.5pt solid #1A1A1A" style:vertical-align="bottom" fo:background-color="#00FFFF" style:cell-protect="protected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08" style:family="table-cell" style:parent-style-name="Default" style:data-style-name="N-1">
      <style:table-cell-properties fo:border-left="2.5pt solid #1A1A1A" fo:border-right="1.0pt solid #1A1A1A" fo:border-top="1.0pt solid #1A1A1A" fo:border-bottom="1.0pt solid #1A1A1A"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09" style:family="table-cell" style:parent-style-name="Default" style:data-style-name="N177">
      <style:table-cell-properties fo:border-left="1.0pt solid #1A1A1A" fo:border-right="1.0pt solid #1A1A1A" fo:border-top="1.0pt solid #1A1A1A" fo:border-bottom="1.0pt solid #1A1A1A"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10" style:family="table-cell" style:parent-style-name="Default" style:data-style-name="N179">
      <style:table-cell-properties fo:border-left="1.0pt solid #1A1A1A" fo:border-right="2.5pt solid #1A1A1A" fo:border-top="1.0pt solid #1A1A1A" fo:border-bottom="1.0pt solid #1A1A1A"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11" style:family="table-cell" style:parent-style-name="Default" style:data-style-name="N179">
      <style:table-cell-properties fo:border-left="1.0pt solid #1A1A1A" fo:border-right="2.5pt solid #1A1A1A" fo:border-top="1.0pt solid #1A1A1A" fo:border-bottom="1.0pt solid #1A1A1A" style:vertical-align="middle" fo:background-color="transparent" style:cell-protect="protected"/>
      <style:paragraph-properties fo:text-align="en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12" style:family="table-cell" style:parent-style-name="Default" style:data-style-name="N-1">
      <style:table-cell-properties fo:border-left="2.5pt solid #1A1A1A" fo:border-right="2.5pt solid #1A1A1A" fo:border-top="2.5pt solid #1A1A1A" fo:border-bottom="2.5pt solid #1A1A1A" fo:wrap-option="wrap" style:vertical-align="top" fo:background-color="transparent" style:cell-protect="protected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13" style:family="table-cell" style:parent-style-name="Default" style:data-style-name="N-1">
      <style:table-cell-properties fo:border-left="2.5pt solid #1A1A1A" fo:border-right="1.0pt solid #1A1A1A" fo:border-top="1.0pt solid #1A1A1A" fo:border-bottom="2.5pt solid #1A1A1A"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14" style:family="table-cell" style:parent-style-name="Default" style:data-style-name="N177">
      <style:table-cell-properties fo:border-left="1.0pt solid #1A1A1A" fo:border-right="1.0pt solid #1A1A1A" fo:border-top="1.0pt solid #1A1A1A" fo:border-bottom="2.5pt solid #1A1A1A"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15" style:family="table-cell" style:parent-style-name="Default" style:data-style-name="N179">
      <style:table-cell-properties fo:border-left="1.0pt solid #1A1A1A" fo:border-right="2.5pt solid #1A1A1A" fo:border-top="1.0pt solid #1A1A1A" fo:border-bottom="2.5pt solid #1A1A1A"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16" style:family="table-cell" style:parent-style-name="Default" style:data-style-name="N179">
      <style:table-cell-properties fo:border-left="1.0pt solid #1A1A1A" fo:border-right="2.5pt solid #1A1A1A" fo:border-top="1.0pt solid #1A1A1A" fo:border-bottom="2.5pt solid #1A1A1A" style:vertical-align="middle" fo:background-color="transparent" style:cell-protect="protected"/>
      <style:paragraph-properties fo:text-align="en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17" style:family="table-cell" style:parent-style-name="Default" style:data-style-name="N-1">
      <style:table-cell-properties fo:border-top="1.0pt solid #1A1A1A" fo:border-bottom="1.0pt solid #1A1A1A" style:vertical-align="middle" fo:background-color="#FFCC00" style:cell-protect="protected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618" style:family="table-cell" style:parent-style-name="Default" style:data-style-name="N177">
      <style:table-cell-properties fo:border-top="1.0pt solid #1A1A1A" fo:border-bottom="1.0pt solid #1A1A1A" style:vertical-align="middle" fo:background-color="#FFCC00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19" style:family="table-cell" style:parent-style-name="Default" style:data-style-name="N-1">
      <style:table-cell-properties fo:border-top="1.0pt solid #1A1A1A" fo:border-bottom="1.0pt solid #1A1A1A" style:vertical-align="middle" fo:background-color="#FFCC00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20" style:family="table-cell" style:parent-style-name="Default" style:data-style-name="N-1">
      <style:table-cell-properties fo:border-left="2.5pt solid #1A1A1A" fo:border-right="2.5pt solid #1A1A1A" fo:border-top="2.5pt solid #1A1A1A" fo:border-bottom="2.5pt solid #1A1A1A" fo:wrap-option="wrap" style:vertical-align="top" fo:background-color="#00FFFF" style:cell-protect="protected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21" style:family="table-cell" style:parent-style-name="Default" style:data-style-name="N-1">
      <style:table-cell-properties fo:border-left="2.5pt solid #1A1A1A" fo:border-right="1.0pt solid #1A1A1A" fo:border-top="2.5pt solid #1A1A1A" fo:border-bottom="2.5pt solid #1A1A1A" fo:wrap-option="wrap" style:vertical-align="top" fo:background-color="#00FFFF" style:cell-protect="protected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22" style:family="table-cell" style:parent-style-name="Default" style:data-style-name="N-1">
      <style:table-cell-properties fo:border-left="1.0pt solid #1A1A1A" fo:border-right="1.0pt solid #1A1A1A" fo:border-top="2.5pt solid #1A1A1A" fo:border-bottom="2.5pt solid #1A1A1A" fo:wrap-option="wrap" style:vertical-align="top" fo:background-color="#00FFFF" style:cell-protect="protected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23" style:family="table-cell" style:parent-style-name="Default" style:data-style-name="N177">
      <style:table-cell-properties fo:border-left="1.0pt solid #1A1A1A" fo:border-right="2.5pt solid #1A1A1A" fo:border-top="2.5pt solid #1A1A1A" fo:border-bottom="2.5pt solid #1A1A1A" fo:wrap-option="wrap" style:vertical-align="top" fo:background-color="#00FFFF" style:cell-protect="protected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24" style:family="table-cell" style:parent-style-name="Default" style:data-style-name="N178">
      <style:table-cell-properties fo:border-left="2.5pt solid #1A1A1A" fo:border-right="2.5pt solid #1A1A1A" fo:border-top="2.5pt solid #1A1A1A" fo:border-bottom="1.0pt solid #1A1A1A" style:vertical-align="middle" fo:background-color="transparent" style:cell-protect="protected"/>
      <style:paragraph-properties fo:text-align="en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25" style:family="table-cell" style:parent-style-name="Default" style:data-style-name="N178">
      <style:table-cell-properties fo:border-left="2.5pt solid #1A1A1A" fo:border-right="1.0pt solid #1A1A1A" fo:border-top="2.5pt solid #1A1A1A" fo:border-bottom="1.0pt solid #1A1A1A" style:vertical-align="middle" fo:background-color="transparent" style:cell-protect="protected"/>
      <style:paragraph-properties fo:text-align="en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26" style:family="table-cell" style:parent-style-name="Default" style:data-style-name="N178">
      <style:table-cell-properties fo:border-left="1.0pt solid #1A1A1A" fo:border-right="1.0pt solid #1A1A1A" fo:border-top="2.5pt solid #1A1A1A" fo:border-bottom="1.0pt solid #1A1A1A" style:vertical-align="middle" fo:background-color="transparent" style:cell-protect="protected"/>
      <style:paragraph-properties fo:text-align="en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27" style:family="table-cell" style:parent-style-name="Default" style:data-style-name="N178">
      <style:table-cell-properties fo:border-left="1.0pt solid #1A1A1A" fo:border-right="2.5pt solid #1A1A1A" fo:border-top="2.5pt solid #1A1A1A" fo:border-bottom="1.0pt solid #1A1A1A" style:vertical-align="middle" fo:background-color="transparent" style:cell-protect="protected"/>
      <style:paragraph-properties fo:text-align="en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28" style:family="table-cell" style:parent-style-name="Default" style:data-style-name="N178">
      <style:table-cell-properties fo:border-left="2.5pt solid #1A1A1A" fo:border-right="2.5pt solid #1A1A1A" fo:border-top="1.0pt solid #1A1A1A" fo:border-bottom="1.0pt solid #1A1A1A" style:vertical-align="middle" fo:background-color="transparent" style:cell-protect="protected"/>
      <style:paragraph-properties fo:text-align="en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29" style:family="table-cell" style:parent-style-name="Default" style:data-style-name="N178">
      <style:table-cell-properties fo:border-left="2.5pt solid #1A1A1A" fo:border-right="1.0pt solid #1A1A1A" fo:border-top="1.0pt solid #1A1A1A" fo:border-bottom="1.0pt solid #1A1A1A" style:vertical-align="middle" fo:background-color="transparent" style:cell-protect="protected"/>
      <style:paragraph-properties fo:text-align="en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30" style:family="table-cell" style:parent-style-name="Default" style:data-style-name="N178">
      <style:table-cell-properties fo:border-left="1.0pt solid #1A1A1A" fo:border-right="1.0pt solid #1A1A1A" fo:border-top="1.0pt solid #1A1A1A" fo:border-bottom="1.0pt solid #1A1A1A" style:vertical-align="middle" fo:background-color="transparent" style:cell-protect="protected"/>
      <style:paragraph-properties fo:text-align="en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31" style:family="table-cell" style:parent-style-name="Default" style:data-style-name="N178">
      <style:table-cell-properties fo:border-left="1.0pt solid #1A1A1A" fo:border-right="2.5pt solid #1A1A1A" fo:border-top="1.0pt solid #1A1A1A" fo:border-bottom="1.0pt solid #1A1A1A" style:vertical-align="middle" fo:background-color="transparent" style:cell-protect="protected"/>
      <style:paragraph-properties fo:text-align="en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32" style:family="table-cell" style:parent-style-name="Default" style:data-style-name="N178">
      <style:table-cell-properties fo:border-left="2.5pt solid #1A1A1A" fo:border-right="2.5pt solid #1A1A1A" fo:border-top="1.0pt solid #1A1A1A" fo:border-bottom="1.0pt solid #1A1A1A"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33" style:family="table-cell" style:parent-style-name="Default" style:data-style-name="N178">
      <style:table-cell-properties fo:border-left="2.5pt solid #1A1A1A" fo:border-right="1.0pt solid #1A1A1A" fo:border-top="1.0pt solid #1A1A1A" fo:border-bottom="1.0pt solid #1A1A1A"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34" style:family="table-cell" style:parent-style-name="Default" style:data-style-name="N178">
      <style:table-cell-properties fo:border-left="1.0pt solid #1A1A1A" fo:border-right="1.0pt solid #1A1A1A" fo:border-top="1.0pt solid #1A1A1A" fo:border-bottom="1.0pt solid #1A1A1A"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35" style:family="table-cell" style:parent-style-name="Default" style:data-style-name="N178">
      <style:table-cell-properties fo:border-left="1.0pt solid #1A1A1A" fo:border-right="2.5pt solid #1A1A1A" fo:border-top="1.0pt solid #1A1A1A" fo:border-bottom="1.0pt solid #1A1A1A"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36" style:family="table-cell" style:parent-style-name="Default" style:data-style-name="N178">
      <style:table-cell-properties fo:border-left="2.5pt solid #1A1A1A" fo:border-right="2.5pt solid #1A1A1A" fo:border-top="1.0pt solid #1A1A1A" fo:border-bottom="2.5pt solid #1A1A1A"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37" style:family="table-cell" style:parent-style-name="Default" style:data-style-name="N178">
      <style:table-cell-properties fo:border-left="2.5pt solid #1A1A1A" fo:border-right="1.0pt solid #1A1A1A" fo:border-top="1.0pt solid #1A1A1A" fo:border-bottom="2.5pt solid #1A1A1A"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38" style:family="table-cell" style:parent-style-name="Default" style:data-style-name="N178">
      <style:table-cell-properties fo:border-left="1.0pt solid #1A1A1A" fo:border-right="1.0pt solid #1A1A1A" fo:border-top="1.0pt solid #1A1A1A" fo:border-bottom="2.5pt solid #1A1A1A"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39" style:family="table-cell" style:parent-style-name="Default" style:data-style-name="N178">
      <style:table-cell-properties fo:border-left="1.0pt solid #1A1A1A" fo:border-right="2.5pt solid #1A1A1A" fo:border-top="1.0pt solid #1A1A1A" fo:border-bottom="2.5pt solid #1A1A1A"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40" style:family="table-cell" style:parent-style-name="Default" style:data-style-name="N-1">
      <style:table-cell-properties fo:border-top="2.5pt solid #1A1A1A" fo:border-bottom="1.0pt solid #1A1A1A"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solid" style:text-underline-type="single"/>
    </style:style>
    <style:style style:name="ce641" style:family="table-cell" style:parent-style-name="Default" style:data-style-name="N177">
      <style:table-cell-properties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42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solid" style:text-underline-type="singl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solid" style:text-underline-type="single"/>
    </style:style>
    <style:style style:name="T7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8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11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3366" style:text-underline-style="none"/>
    </style:style>
    <style:style style:name="T12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003366" style:text-underline-style="none"/>
    </style:style>
    <style:style style:name="T13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003366" style:text-underline-style="none"/>
    </style:style>
    <style:style style:name="T14" style:family="text">
      <style:text-properties style:font-name="Calibri" style:font-name-asian="Calibri" fo:font-weight="normal" style:font-weight-asian="normal" style:font-weight-complex="normal" fo:font-style="italic" style:font-style-asian="italic" style:font-style-complex="italic" style:text-line-through-style="none" fo:font-size="11pt" style:font-size-asian="11pt" style:font-size-complex="11pt" fo:color="#808080" style:text-underline-style="none"/>
    </style:style>
    <style:style style:name="T15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1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T1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93300" style:text-underline-style="none"/>
    </style:style>
    <style:style style:name="T1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800080" style:text-underline-style="none"/>
    </style:style>
    <style:style style:name="T19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99" style:text-underline-style="none"/>
    </style:style>
    <style:style style:name="T20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9900" style:text-underline-style="none"/>
    </style:style>
    <style:style style:name="T21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9900" style:text-underline-style="none"/>
    </style:style>
    <style:style style:name="T22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23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8000" style:text-underline-style="none"/>
    </style:style>
    <style:style style:name="T24" style:family="text">
      <style:text-properties style:font-name="Cambria" style:font-name-asian="Cambria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003366" style:text-underline-style="none"/>
    </style:style>
    <style:style style:name="T25" style:family="text">
      <style:text-properties style:font-name="Calibri" style:font-name-asian="Calibri" fo:font-weight="bold" style:font-weight-asian="bold" style:font-weight-complex="bold" fo:font-style="italic" style:font-style-asian="italic" style:font-style-complex="italic" style:text-line-through-style="none" fo:font-size="11pt" style:font-size-asian="11pt" style:font-size-complex="11pt" fo:color="#000000" style:text-underline-style="solid" style:text-underline-type="single"/>
    </style:style>
    <style:style style:name="T2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 style:text-position="33% 58%"/>
    </style:style>
    <style:style style:name="S0_1" style:family="graphic">
      <style:graphic-properties/>
    </style:style>
    <style:style style:name="S0_2" style:family="graphic">
      <style:graphic-properties/>
    </style:style>
    <style:style style:name="S0_3" style:family="graphic">
      <style:graphic-properties/>
    </style:style>
    <style:style style:name="S0_4" style:family="graphic">
      <style:graphic-properties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2" table:default-cell-style-name="ce541"/>
        <table:table-column table:style-name="co1" table:number-columns-repeated="3" table:default-cell-style-name="ce559"/>
        <table:table-column table:style-name="co1" table:number-columns-repeated="14" table:default-cell-style-name="ce541"/>
        <table:table-column table:style-name="co3" table:number-columns-repeated="238" table:default-cell-style-name="ce541"/>
        <table:table-row table:style-name="ro2">
          <table:table-cell table:style-name="ce599" office:value-type="string">
            <text:p>Parámetros de configuración</text:p>
          </table:table-cell>
          <table:table-cell table:number-columns-repeated="3" table:style-name="ce600"/>
          <table:table-cell table:number-columns-repeated="252" table:style-name="ce575"/>
        </table:table-row>
        <table:table-row table:style-name="ro3">
          <table:table-cell table:style-name="ce601"/>
          <table:table-cell table:number-columns-repeated="2" table:style-name="ce602"/>
          <table:table-cell table:style-name="ce559"/>
          <table:table-cell table:number-columns-repeated="252" table:style-name="ce541"/>
        </table:table-row>
        <table:table-row table:style-name="ro3">
          <table:table-cell table:style-name="ce603" office:value-type="string">
            <text:p>Elemento</text:p>
          </table:table-cell>
          <table:table-cell table:style-name="ce604" office:value-type="string">
            <text:p>Parámetro</text:p>
          </table:table-cell>
          <table:table-cell table:style-name="ce605"/>
          <table:table-cell table:style-name="ce606" office:value-type="string">
            <text:p>Valor</text:p>
          </table:table-cell>
          <table:table-cell table:style-name="ce607" table:number-columns-spanned="5" table:number-rows-spanned="1" office:value-type="string">
            <text:p>Descripción de la prueba</text:p>
          </table:table-cell>
          <table:covered-table-cell table:number-columns-repeated="4"/>
          <table:table-cell table:number-columns-repeated="247" table:style-name="ce541"/>
        </table:table-row>
        <table:table-row table:style-name="ro3">
          <table:table-cell table:style-name="ce608" office:value-type="string">
            <text:p>JVM Settings</text:p>
          </table:table-cell>
          <table:table-cell table:style-name="ce609" office:value-type="string">
            <text:p>Heap Máx. (MB)</text:p>
          </table:table-cell>
          <table:table-cell table:style-name="ce610"/>
          <table:table-cell table:style-name="ce611" office:value-type="float" office:value="512">
            <text:p>512</text:p>
          </table:table-cell>
          <table:table-cell table:style-name="ce612" table:number-columns-spanned="5" table:number-rows-spanned="6"/>
          <table:covered-table-cell table:number-columns-repeated="4"/>
          <table:table-cell table:number-columns-repeated="247" table:style-name="ce541"/>
        </table:table-row>
        <table:table-row table:style-name="ro3">
          <table:table-cell table:style-name="ce608" office:value-type="string">
            <text:p>JVM Settings</text:p>
          </table:table-cell>
          <table:table-cell table:style-name="ce609" office:value-type="string">
            <text:p>Heap Mín. (MB)</text:p>
          </table:table-cell>
          <table:table-cell table:style-name="ce610"/>
          <table:table-cell table:style-name="ce611" office:value-type="float" office:value="512">
            <text:p>512</text:p>
          </table:table-cell>
          <table:covered-table-cell table:number-columns-repeated="5"/>
          <table:table-cell table:number-columns-repeated="247" table:style-name="ce541"/>
        </table:table-row>
        <table:table-row table:style-name="ro3">
          <table:table-cell table:style-name="ce608" office:value-type="string">
            <text:p>HTTP Service</text:p>
          </table:table-cell>
          <table:table-cell table:style-name="ce609" office:value-type="string">
            <text:p>Max.Thread Count</text:p>
          </table:table-cell>
          <table:table-cell table:style-name="ce610"/>
          <table:table-cell table:style-name="ce611" office:value-type="float" office:value="5">
            <text:p>5</text:p>
          </table:table-cell>
          <table:covered-table-cell table:number-columns-repeated="5"/>
          <table:table-cell table:number-columns-repeated="247" table:style-name="ce541"/>
        </table:table-row>
        <table:table-row table:style-name="ro3">
          <table:table-cell table:style-name="ce608" office:value-type="string">
            <text:p>HTTP Service</text:p>
          </table:table-cell>
          <table:table-cell table:style-name="ce609" office:value-type="string">
            <text:p>Queue size</text:p>
          </table:table-cell>
          <table:table-cell table:style-name="ce610"/>
          <table:table-cell table:style-name="ce611" office:value-type="float" office:value="4096">
            <text:p>4096</text:p>
          </table:table-cell>
          <table:covered-table-cell table:number-columns-repeated="5"/>
          <table:table-cell table:number-columns-repeated="247" table:style-name="ce541"/>
        </table:table-row>
        <table:table-row table:style-name="ro3">
          <table:table-cell table:style-name="ce608" office:value-type="string">
            <text:p>Web Container</text:p>
          </table:table-cell>
          <table:table-cell table:style-name="ce609" office:value-type="string">
            <text:p>Max.Sessions</text:p>
          </table:table-cell>
          <table:table-cell table:style-name="ce610"/>
          <table:table-cell table:style-name="ce611" office:value-type="float" office:value="-1">
            <text:p>-1</text:p>
          </table:table-cell>
          <table:covered-table-cell table:number-columns-repeated="5"/>
          <table:table-cell table:number-columns-repeated="247" table:style-name="ce541"/>
        </table:table-row>
        <table:table-row table:style-name="ro3">
          <table:table-cell table:style-name="ce613" office:value-type="string">
            <text:p>Visa Pool</text:p>
          </table:table-cell>
          <table:table-cell table:style-name="ce614" office:value-type="string">
            <text:p>Max.Pool Size</text:p>
          </table:table-cell>
          <table:table-cell table:style-name="ce615"/>
          <table:table-cell table:style-name="ce616" office:value-type="float" office:value="32">
            <text:p>32</text:p>
          </table:table-cell>
          <table:covered-table-cell table:number-columns-repeated="5"/>
          <table:table-cell table:number-columns-repeated="247" table:style-name="ce541"/>
        </table:table-row>
        <table:table-row table:number-rows-repeated="1"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768"/>
        </table:table-row>
        <table:table-row table:style-name="ro2">
          <table:table-cell table:style-name="ce617" office:value-type="string">
            <text:p>Prueba de rendimiento</text:p>
          </table:table-cell>
          <table:table-cell table:number-columns-repeated="3" table:style-name="ce618"/>
          <table:table-cell table:number-columns-repeated="252" table:style-name="ce619"/>
        </table:table-row>
        <table:table-row table:number-rows-repeated="1"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768"/>
        </table:table-row>
        <table:table-row table:style-name="ro4">
          <table:table-cell table:style-name="ce620"/>
          <table:table-cell table:style-name="ce620" office:value-type="string">
            <text:p>Sistema</text:p>
          </table:table-cell>
          <table:table-cell table:style-name="ce620" table:number-columns-spanned="3" table:number-rows-spanned="1" office:value-type="string">
            <text:p>Monitores</text:p>
          </table:table-cell>
          <table:covered-table-cell table:number-columns-repeated="2"/>
          <table:table-cell table:style-name="ce620" table:number-columns-spanned="3" table:number-rows-spanned="1" office:value-type="string">
            <text:p>Total</text:p>
          </table:table-cell>
          <table:covered-table-cell table:number-columns-repeated="2"/>
          <table:table-cell table:style-name="ce620" table:number-columns-spanned="3" table:number-rows-spanned="1" office:value-type="string">
            <text:p>ProcesaPago</text:p>
          </table:table-cell>
          <table:covered-table-cell table:number-columns-repeated="2"/>
          <table:table-cell table:number-columns-repeated="245" table:style-name="ce541"/>
        </table:table-row>
        <table:table-row table:style-name="ro5">
          <table:table-cell table:style-name="ce620" office:value-type="string">
            <text:p>Usuarios</text:p>
          </table:table-cell>
          <table:table-cell table:style-name="ce620" office:value-type="string">
            <text:p>CPU, average (%)</text:p>
          </table:table-cell>
          <table:table-cell table:style-name="ce620" office:value-type="string">
            <text:p>Visa Pool used Conns</text:p>
          </table:table-cell>
          <table:table-cell table:style-name="ce621" office:value-type="string">
            <text:p>HTTP Current Threads Busy</text:p>
          </table:table-cell>
          <table:table-cell table:style-name="ce622" office:value-type="string">
            <text:p>Conn queued, instant</text:p>
          </table:table-cell>
          <table:table-cell table:style-name="ce622" office:value-type="string">
            <text:p>Average (ms)</text:p>
          </table:table-cell>
          <table:table-cell table:style-name="ce622" office:value-type="string">
            <text:p>90% line (ms)</text:p>
          </table:table-cell>
          <table:table-cell table:style-name="ce623" office:value-type="string">
            <text:p><text:span text:style-name="T7">Throughput (s</text:span><text:span text:style-name="T26">-1</text:span><text:span text:style-name="T7">)</text:span></text:p>
          </table:table-cell>
          <table:table-cell table:style-name="ce621" office:value-type="string">
            <text:p>Average (ms)</text:p>
          </table:table-cell>
          <table:table-cell table:style-name="ce622" office:value-type="string">
            <text:p>90%line (ms)</text:p>
          </table:table-cell>
          <table:table-cell table:style-name="ce623" office:value-type="string">
            <text:p><text:span text:style-name="T7">Throughput (s</text:span><text:span text:style-name="T26">-1</text:span><text:span text:style-name="T7">)</text:span></text:p>
          </table:table-cell>
          <table:table-cell table:number-columns-repeated="245" table:style-name="ce541"/>
        </table:table-row>
        <table:table-row table:style-name="ro6">
          <table:table-cell table:style-name="ce624" office:value-type="float" office:value="250">
            <text:p>250.00</text:p>
          </table:table-cell>
          <table:table-cell table:style-name="ce624" office:value-type="float" office:value="44.4776">
            <text:p>44.48</text:p>
          </table:table-cell>
          <table:table-cell table:style-name="ce625" office:value-type="float" office:value="0">
            <text:p>0.00</text:p>
          </table:table-cell>
          <table:table-cell table:style-name="ce626" office:value-type="float" office:value="0.131579">
            <text:p>0.13</text:p>
          </table:table-cell>
          <table:table-cell table:style-name="ce627" office:value-type="float" office:value="0">
            <text:p>0.00</text:p>
          </table:table-cell>
          <table:table-cell table:style-name="ce625" office:value-type="float" office:value="13">
            <text:p>13.00</text:p>
          </table:table-cell>
          <table:table-cell table:style-name="ce626" office:value-type="float" office:value="22">
            <text:p>22.00</text:p>
          </table:table-cell>
          <table:table-cell table:style-name="ce627" office:value-type="float" office:value="81.8">
            <text:p>81.80</text:p>
          </table:table-cell>
          <table:table-cell table:style-name="ce625" office:value-type="float" office:value="15">
            <text:p>15.00</text:p>
          </table:table-cell>
          <table:table-cell table:style-name="ce626" office:value-type="float" office:value="24">
            <text:p>24.00</text:p>
          </table:table-cell>
          <table:table-cell table:style-name="ce627" office:value-type="float" office:value="42.9">
            <text:p>42.90</text:p>
          </table:table-cell>
          <table:table-cell table:number-columns-repeated="245" table:style-name="ce541"/>
        </table:table-row>
        <table:table-row table:style-name="ro6">
          <table:table-cell table:style-name="ce628" office:value-type="float" office:value="500">
            <text:p>500.00</text:p>
          </table:table-cell>
          <table:table-cell table:style-name="ce628" office:value-type="float" office:value="41.1077">
            <text:p>41.11</text:p>
          </table:table-cell>
          <table:table-cell table:style-name="ce629" office:value-type="float" office:value="0.307692">
            <text:p>0.31</text:p>
          </table:table-cell>
          <table:table-cell table:style-name="ce630" office:value-type="float" office:value="0.538">
            <text:p>0.54</text:p>
          </table:table-cell>
          <table:table-cell table:style-name="ce631" office:value-type="float" office:value="0">
            <text:p>0.00</text:p>
          </table:table-cell>
          <table:table-cell table:style-name="ce629" office:value-type="float" office:value="35">
            <text:p>35.00</text:p>
          </table:table-cell>
          <table:table-cell table:style-name="ce630" office:value-type="float" office:value="74">
            <text:p>74.00</text:p>
          </table:table-cell>
          <table:table-cell table:style-name="ce631" office:value-type="float" office:value="164.2">
            <text:p>164.20</text:p>
          </table:table-cell>
          <table:table-cell table:style-name="ce629" office:value-type="float" office:value="36">
            <text:p>36.00</text:p>
          </table:table-cell>
          <table:table-cell table:style-name="ce630" office:value-type="float" office:value="72">
            <text:p>72.00</text:p>
          </table:table-cell>
          <table:table-cell table:style-name="ce631" office:value-type="float" office:value="85.1">
            <text:p>85.10</text:p>
          </table:table-cell>
          <table:table-cell table:number-columns-repeated="245" table:style-name="ce541"/>
        </table:table-row>
        <table:table-row table:style-name="ro6">
          <table:table-cell table:style-name="ce628" office:value-type="float" office:value="750">
            <text:p>750.00</text:p>
          </table:table-cell>
          <table:table-cell table:style-name="ce628" office:value-type="float" office:value="80.0274">
            <text:p>80.03</text:p>
          </table:table-cell>
          <table:table-cell table:style-name="ce629" office:value-type="float" office:value="0.8125">
            <text:p>0.81</text:p>
          </table:table-cell>
          <table:table-cell table:style-name="ce630" office:value-type="float" office:value="1.96875">
            <text:p>1.97</text:p>
          </table:table-cell>
          <table:table-cell table:style-name="ce631" office:value-type="float" office:value="10.4375">
            <text:p>10.44</text:p>
          </table:table-cell>
          <table:table-cell table:style-name="ce629" office:value-type="float" office:value="1400">
            <text:p>1400.00</text:p>
          </table:table-cell>
          <table:table-cell table:style-name="ce630" office:value-type="float" office:value="135">
            <text:p>135.00</text:p>
          </table:table-cell>
          <table:table-cell table:style-name="ce631" office:value-type="float" office:value="138.5">
            <text:p>138.50</text:p>
          </table:table-cell>
          <table:table-cell table:style-name="ce629" office:value-type="float" office:value="1283">
            <text:p>1283.00</text:p>
          </table:table-cell>
          <table:table-cell table:style-name="ce630" office:value-type="float" office:value="131">
            <text:p>131.00</text:p>
          </table:table-cell>
          <table:table-cell table:style-name="ce631" office:value-type="float" office:value="70.7">
            <text:p>70.70</text:p>
          </table:table-cell>
          <table:table-cell table:number-columns-repeated="245" table:style-name="ce541"/>
        </table:table-row>
        <table:table-row table:style-name="ro6">
          <table:table-cell table:style-name="ce628" office:value-type="float" office:value="1000">
            <text:p>1000.00</text:p>
          </table:table-cell>
          <table:table-cell table:style-name="ce628" office:value-type="float" office:value="48.3049">
            <text:p>48.30</text:p>
          </table:table-cell>
          <table:table-cell table:style-name="ce629" office:value-type="float" office:value="0">
            <text:p>0.00</text:p>
          </table:table-cell>
          <table:table-cell table:style-name="ce630" office:value-type="float" office:value="1.8125">
            <text:p>1.81</text:p>
          </table:table-cell>
          <table:table-cell table:style-name="ce631" office:value-type="float" office:value="10">
            <text:p>10.00</text:p>
          </table:table-cell>
          <table:table-cell table:style-name="ce629" office:value-type="float" office:value="529">
            <text:p>529.00</text:p>
          </table:table-cell>
          <table:table-cell table:style-name="ce630" office:value-type="float" office:value="1549">
            <text:p>1549.00</text:p>
          </table:table-cell>
          <table:table-cell table:style-name="ce631" office:value-type="float" office:value="258.8">
            <text:p>258.80</text:p>
          </table:table-cell>
          <table:table-cell table:style-name="ce629" office:value-type="float" office:value="533">
            <text:p>533.00</text:p>
          </table:table-cell>
          <table:table-cell table:style-name="ce630" office:value-type="float" office:value="1565">
            <text:p>1565.00</text:p>
          </table:table-cell>
          <table:table-cell table:style-name="ce631" office:value-type="float" office:value="133.3">
            <text:p>133.30</text:p>
          </table:table-cell>
          <table:table-cell table:number-columns-repeated="245" table:style-name="ce541"/>
        </table:table-row>
        <table:table-row table:style-name="ro6">
          <table:table-cell table:number-columns-repeated="2" table:style-name="ce628"/>
          <table:table-cell table:style-name="ce629"/>
          <table:table-cell table:style-name="ce630"/>
          <table:table-cell table:style-name="ce631"/>
          <table:table-cell table:style-name="ce629"/>
          <table:table-cell table:style-name="ce630"/>
          <table:table-cell table:style-name="ce631"/>
          <table:table-cell table:style-name="ce629"/>
          <table:table-cell table:style-name="ce630"/>
          <table:table-cell table:style-name="ce631"/>
          <table:table-cell table:number-columns-repeated="245" table:style-name="ce541"/>
        </table:table-row>
        <table:table-row table:style-name="ro3">
          <table:table-cell table:style-name="ce628"/>
          <table:table-cell table:style-name="ce632"/>
          <table:table-cell table:style-name="ce633"/>
          <table:table-cell table:style-name="ce634"/>
          <table:table-cell table:style-name="ce635"/>
          <table:table-cell table:style-name="ce633"/>
          <table:table-cell table:style-name="ce634"/>
          <table:table-cell table:style-name="ce635"/>
          <table:table-cell table:style-name="ce633"/>
          <table:table-cell table:style-name="ce634"/>
          <table:table-cell table:style-name="ce635"/>
          <table:table-cell table:number-columns-repeated="245" table:style-name="ce541"/>
        </table:table-row>
        <table:table-row table:style-name="ro3">
          <table:table-cell table:number-columns-repeated="2" table:style-name="ce632"/>
          <table:table-cell table:style-name="ce633"/>
          <table:table-cell table:style-name="ce634"/>
          <table:table-cell table:style-name="ce635"/>
          <table:table-cell table:style-name="ce633"/>
          <table:table-cell table:style-name="ce634"/>
          <table:table-cell table:style-name="ce635"/>
          <table:table-cell table:style-name="ce633"/>
          <table:table-cell table:style-name="ce634"/>
          <table:table-cell table:style-name="ce635"/>
          <table:table-cell table:number-columns-repeated="245" table:style-name="ce541"/>
        </table:table-row>
        <table:table-row table:style-name="ro3">
          <table:table-cell table:number-columns-repeated="2" table:style-name="ce632"/>
          <table:table-cell table:style-name="ce633"/>
          <table:table-cell table:style-name="ce634"/>
          <table:table-cell table:style-name="ce635"/>
          <table:table-cell table:style-name="ce633"/>
          <table:table-cell table:style-name="ce634"/>
          <table:table-cell table:style-name="ce635"/>
          <table:table-cell table:style-name="ce633"/>
          <table:table-cell table:style-name="ce634"/>
          <table:table-cell table:style-name="ce635"/>
          <table:table-cell table:number-columns-repeated="245" table:style-name="ce541"/>
        </table:table-row>
        <table:table-row table:style-name="ro3">
          <table:table-cell table:number-columns-repeated="2" table:style-name="ce632"/>
          <table:table-cell table:style-name="ce633"/>
          <table:table-cell table:style-name="ce634"/>
          <table:table-cell table:style-name="ce635"/>
          <table:table-cell table:style-name="ce633"/>
          <table:table-cell table:style-name="ce634"/>
          <table:table-cell table:style-name="ce635"/>
          <table:table-cell table:style-name="ce633"/>
          <table:table-cell table:style-name="ce634"/>
          <table:table-cell table:style-name="ce635"/>
          <table:table-cell table:number-columns-repeated="245" table:style-name="ce541"/>
        </table:table-row>
        <table:table-row table:style-name="ro3">
          <table:table-cell table:number-columns-repeated="2" table:style-name="ce632"/>
          <table:table-cell table:style-name="ce633"/>
          <table:table-cell table:style-name="ce634"/>
          <table:table-cell table:style-name="ce635"/>
          <table:table-cell table:style-name="ce633"/>
          <table:table-cell table:style-name="ce634"/>
          <table:table-cell table:style-name="ce635"/>
          <table:table-cell table:style-name="ce633"/>
          <table:table-cell table:style-name="ce634"/>
          <table:table-cell table:style-name="ce635"/>
          <table:table-cell table:number-columns-repeated="245" table:style-name="ce541"/>
        </table:table-row>
        <table:table-row table:style-name="ro3">
          <table:table-cell table:number-columns-repeated="2" table:style-name="ce632"/>
          <table:table-cell table:style-name="ce633"/>
          <table:table-cell table:style-name="ce634"/>
          <table:table-cell table:style-name="ce635"/>
          <table:table-cell table:style-name="ce633"/>
          <table:table-cell table:style-name="ce634"/>
          <table:table-cell table:style-name="ce635"/>
          <table:table-cell table:style-name="ce633"/>
          <table:table-cell table:style-name="ce634"/>
          <table:table-cell table:style-name="ce635"/>
          <table:table-cell table:number-columns-repeated="245" table:style-name="ce541"/>
        </table:table-row>
        <table:table-row table:style-name="ro3">
          <table:table-cell table:number-columns-repeated="2" table:style-name="ce632"/>
          <table:table-cell table:style-name="ce633"/>
          <table:table-cell table:style-name="ce634"/>
          <table:table-cell table:style-name="ce635"/>
          <table:table-cell table:style-name="ce633"/>
          <table:table-cell table:style-name="ce634"/>
          <table:table-cell table:style-name="ce635"/>
          <table:table-cell table:style-name="ce633"/>
          <table:table-cell table:style-name="ce634"/>
          <table:table-cell table:style-name="ce635"/>
          <table:table-cell table:number-columns-repeated="245" table:style-name="ce541"/>
        </table:table-row>
        <table:table-row table:style-name="ro3">
          <table:table-cell table:number-columns-repeated="2" table:style-name="ce636"/>
          <table:table-cell table:style-name="ce637"/>
          <table:table-cell table:style-name="ce638"/>
          <table:table-cell table:style-name="ce639"/>
          <table:table-cell table:style-name="ce637"/>
          <table:table-cell table:style-name="ce638"/>
          <table:table-cell table:style-name="ce639"/>
          <table:table-cell table:style-name="ce637"/>
          <table:table-cell table:style-name="ce638"/>
          <table:table-cell table:style-name="ce639"/>
          <table:table-cell table:number-columns-repeated="245" table:style-name="ce541"/>
        </table:table-row>
        <table:table-row table:style-name="ro3">
          <table:table-cell table:style-name="ce640"/>
          <table:table-cell table:number-columns-repeated="3" table:style-name="ce559"/>
          <table:table-cell table:number-columns-repeated="252" table:style-name="ce541"/>
        </table:table-row>
        <table:table-row table:style-name="ro2">
          <table:table-cell table:style-name="ce617" office:value-type="string">
            <text:p>Gráficas</text:p>
          </table:table-cell>
          <table:table-cell table:number-columns-repeated="3" table:style-name="ce618"/>
          <table:table-cell table:number-columns-repeated="252" table:style-name="ce619"/>
        </table:table-row>
        <table:table-row table:number-rows-repeated="1"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768"/>
        </table:table-row>
        <table:table-row table:style-name="ro1">
          <table:table-cell table:style-name="ce541"/>
          <table:table-cell table:style-name="ce559">
            <draw:frame table:end-cell-address="Hoja1.I47" svg:x="0cm" svg:y="0.21cm" svg:width="16.77cm" svg:height="7.96cm" draw:z-index="0" draw:name="Chart 1" draw:style-name="S0_1">
              <draw:object xlink:href="Object 0_0/" xlink:type="simple" xlink:show="embed" xlink:actuate="onLoad"/>
            </draw:frame>
          </table:table-cell>
          <table:table-cell table:number-columns-repeated="2" table:style-name="ce559"/>
          <table:table-cell table:number-columns-repeated="5" table:style-name="ce541"/>
          <table:table-cell table:style-name="ce541">
            <draw:frame table:end-cell-address="Hoja1.P47" svg:x="0.16cm" svg:y="0.24cm" svg:width="14.23cm" svg:height="7.91cm" draw:z-index="1" draw:name="Chart 2" draw:style-name="S0_2">
              <draw:object xlink:href="Object 0_1/" xlink:type="simple" xlink:show="embed" xlink:actuate="onLoad"/>
            </draw:frame>
          </table:table-cell>
          <table:table-cell table:number-columns-repeated="246" table:style-name="ce541"/>
        </table:table-row>
        <table:table-row table:number-rows-repeated="1"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768"/>
        </table:table-row>
        <table:table-row table:style-name="ro3">
          <table:table-cell table:style-name="ce541"/>
          <table:table-cell table:number-columns-repeated="3" table:style-name="ce559"/>
          <table:table-cell table:style-name="ce541"/>
          <table:table-cell table:number-columns-repeated="2" table:style-name="ce641"/>
          <table:table-cell table:number-columns-repeated="249" table:style-name="ce541"/>
        </table:table-row>
        <table:table-row table:number-rows-repeated="3"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768"/>
        </table:table-row>
        <table:table-row table:style-name="ro3">
          <table:table-cell table:style-name="ce541"/>
          <table:table-cell table:number-columns-repeated="3" table:style-name="ce559"/>
          <table:table-cell table:style-name="ce541"/>
          <table:table-cell table:number-columns-repeated="2" table:style-name="ce641"/>
          <table:table-cell table:number-columns-repeated="249" table:style-name="ce541"/>
        </table:table-row>
        <table:table-row table:style-name="ro3">
          <table:table-cell table:style-name="ce541"/>
          <table:table-cell table:style-name="ce641"/>
          <table:table-cell table:number-columns-repeated="2" table:style-name="ce559"/>
          <table:table-cell table:number-columns-repeated="252" table:style-name="ce541"/>
        </table:table-row>
        <table:table-row table:number-rows-repeated="3"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768"/>
        </table:table-row>
        <table:table-row table:style-name="ro3">
          <table:table-cell table:style-name="ce541"/>
          <table:table-cell table:style-name="ce641"/>
          <table:table-cell table:number-columns-repeated="2" table:style-name="ce559"/>
          <table:table-cell table:style-name="ce541"/>
          <table:table-cell table:number-columns-repeated="2" table:style-name="ce641"/>
          <table:table-cell table:number-columns-repeated="249" table:style-name="ce541"/>
        </table:table-row>
        <table:table-row table:number-rows-repeated="2"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768"/>
        </table:table-row>
        <table:table-row table:style-name="ro3">
          <table:table-cell table:style-name="ce642"/>
          <table:table-cell table:number-columns-repeated="3" table:style-name="ce559"/>
          <table:table-cell table:number-columns-repeated="252" table:style-name="ce541"/>
        </table:table-row>
        <table:table-row table:number-rows-repeated="4"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768"/>
        </table:table-row>
        <table:table-row table:style-name="ro1">
          <table:table-cell table:style-name="ce541"/>
          <table:table-cell table:style-name="ce559">
            <draw:frame table:end-cell-address="Hoja1.I66" svg:x="0.03cm" svg:y="0.08cm" svg:width="16.77cm" svg:height="7.96cm" draw:z-index="2" draw:name="Chart 3" draw:style-name="S0_3">
              <draw:object xlink:href="Object 0_2/" xlink:type="simple" xlink:show="embed" xlink:actuate="onLoad"/>
            </draw:frame>
          </table:table-cell>
          <table:table-cell table:number-columns-repeated="2" table:style-name="ce559"/>
          <table:table-cell table:number-columns-repeated="5" table:style-name="ce541"/>
          <table:table-cell table:style-name="ce541">
            <draw:frame table:end-cell-address="Hoja1.P66" svg:x="0.16cm" svg:y="0.08cm" svg:width="14.26cm" svg:height="7.94cm" draw:z-index="3" draw:name="Chart 4" draw:style-name="S0_4">
              <draw:object xlink:href="Object 0_3/" xlink:type="simple" xlink:show="embed" xlink:actuate="onLoad"/>
            </draw:frame>
          </table:table-cell>
          <table:table-cell table:number-columns-repeated="246" table:style-name="ce541"/>
        </table:table-row>
        <table:table-row table:number-rows-repeated="56"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768"/>
        </table:table-row>
        <table:table-row table:style-name="ro2">
          <table:table-cell table:style-name="ce617"/>
          <table:table-cell table:number-columns-repeated="3" table:style-name="ce618"/>
          <table:table-cell table:number-columns-repeated="252" table:style-name="ce619"/>
        </table:table-row>
        <table:table-row table:number-rows-repeated="1048469"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768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min-integer-digits="1" number:decimal-places="1"/>
    </number:number-style>
    <number:number-style style:name="N178">
      <number:number number:min-integer-digits="1" number:decimal-places="2"/>
    </number:number-style>
    <number:number-style style:name="N179">
      <number:number number:decimal-places="0" number:min-integer-digits="1"/>
    </number:number-style>
    <number:currency-style style:name="N180P0" style:volatile="true">
      <number:currency-symbol>$</number:currency-symbol>
      <number:number number:min-integer-digits="1" number:grouping="true" number:decimal-places="2"/>
    </number:currency-style>
    <number:currency-style style:name="N180">
      <style:text-properties fo:color="#FF0000"/>
      <number:text>-</number:text>
      <number:currency-symbol>$</number:currency-symbol>
      <number:number number:min-integer-digits="1" number:grouping="true" number:decimal-places="2"/>
      <style:map style:condition="value()&gt;=0" style:apply-style-name="N180P0"/>
    </number:currency-style>
    <number:number-style style:name="N181P0" style:volatile="true">
      <number:text>  </number:text>
      <number:number number:decimal-places="0" number:min-integer-digits="1" number:grouping="true"/>
      <number:text> </number:text>
    </number:number-style>
    <number:number-style style:name="N181P1" style:volatile="true">
      <number:text>  (</number:text>
      <number:number number:decimal-places="0" number:min-integer-digits="1" number:grouping="true"/>
      <number:text>)</number:text>
    </number:number-style>
    <number:text-style style:name="N181P2" style:volatile="true">
      <number:text>  - </number:text>
    </number:text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 </number:text>
      <number:number number:min-integer-digits="1" number:grouping="true" number:decimal-places="2"/>
      <number:text> </number:text>
    </number:number-style>
    <number:number-style style:name="N182P1" style:volatile="true">
      <number:text>  (</number:text>
      <number:number number:min-integer-digits="1" number:grouping="true" number:decimal-places="2"/>
      <number:text>)</number:text>
    </number:number-style>
    <number:text-style style:name="N182P2" style:volatile="true">
      <number:text>  - </number:text>
    </number:text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3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83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83P2" style:volatile="true">
      <number:text> </number:text>
      <number:currency-symbol>$</number:currency-symbol>
      <number:text> - </number:text>
    </number:currency-style>
    <number:text-style style:name="N183">
      <number:text-content/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currency-style style:name="N184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184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184P2" style:volatile="true">
      <number:text> </number:text>
      <number:currency-symbol>$</number:currency-symbol>
      <number:text> - </number:text>
    </number:currency-style>
    <number:text-style style:name="N184">
      <number:text-content/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percentage-style style:name="N185">
      <number:number number:decimal-places="0" number:min-integer-digits="1"/>
      <number:text>%</number:text>
    </number:percentage-style>
    <number:number-style style:name="N186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86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86P2" style:volatile="true">
      <number:text> </number:text>
      <number:text>$ - </number:text>
    </number:text-style>
    <number:text-style style:name="N186">
      <number:text-content/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87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187P2" style:volatile="true">
      <number:text> </number:text>
      <number:text>$ - </number:text>
    </number:text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7"/>
    <style:style style:name="Currency [0]" style:family="table-cell" style:data-style-name="N186"/>
    <style:style style:name="Comma" style:family="table-cell" style:data-style-name="N182"/>
    <style:style style:name="Comma [0]" style:family="table-cell" style:data-style-name="N181"/>
    <style:style style:name="Percent" style:family="table-cell" style:data-style-name="N185"/>
    <style:style style:name="Currency" style:family="table-cell" style:data-style-name="N184"/>
    <style:style style:name="Currency [0]" style:family="table-cell" style:data-style-name="N183"/>
    <style:style style:name="Comma" style:family="table-cell" style:data-style-name="N182"/>
    <style:style style:name="Comma [0]" style:family="table-cell" style:data-style-name="N181"/>
    <style:style style:name="Result" style:family="table-cell">
      <style:text-properties style:font-name="Calibri" style:font-name-asian="Calibri" fo:font-weight="bold" style:font-weight-asian="bold" style:font-weight-complex="bold" fo:font-style="italic" style:font-style-asian="italic" style:font-style-complex="italic" style:text-line-through-style="none" fo:font-size="11pt" style:font-size-asian="11pt" style:font-size-complex="11pt" fo:color="#000000" style:text-underline-style="solid" style:text-underline-type="single"/>
    </style:style>
    <style:style style:name="Result2" style:family="table-cell" style:data-style-name="N180"/>
    <style:style style:name="Heading" style:family="table-cell">
      <style:text-properties style:font-name="Cambria" style:font-name-asian="Cambria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003366" style:text-underline-style="none"/>
    </style:style>
    <style:style style:name="Heading1" style:family="table-cell">
      <style:table-cell-properties style:rotation-angle="90" style:rotation-align="none" style:direction="ltr" style:vertical-align="middle"/>
      <style:paragraph-properties/>
    </style:style>
    <style:style style:name="_32_0_25__20_-_20_Énfasis1" style:family="table-cell">
      <style:table-cell-properties fo:background-color="#CCCC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_32_0_25__20_-_20_Énfasis2" style:family="table-cell">
      <style:table-cell-properties fo:background-color="#FF99C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_32_0_25__20_-_20_Énfasis3" style:family="table-cell">
      <style:table-cell-properties fo:background-color="#CCFFC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_32_0_25__20_-_20_Énfasis4" style:family="table-cell">
      <style:table-cell-properties fo:background-color="#CC99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_32_0_25__20_-_20_Énfasis5" style:family="table-cell">
      <style:table-cell-properties fo:background-color="#CCFF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_32_0_25__20_-_20_Énfasis6" style:family="table-cell">
      <style:table-cell-properties fo:background-color="#FFCC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_34_0_25__20_-_20_Énfasis1" style:family="table-cell">
      <style:table-cell-properties fo:background-color="#99CC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_34_0_25__20_-_20_Énfasis2" style:family="table-cell">
      <style:table-cell-properties fo:background-color="#FF808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_34_0_25__20_-_20_Énfasis3" style:family="table-cell">
      <style:table-cell-properties fo:background-color="#00FF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_34_0_25__20_-_20_Énfasis4" style:family="table-cell">
      <style:table-cell-properties fo:background-color="#CC99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_34_0_25__20_-_20_Énfasis5" style:family="table-cell">
      <style:table-cell-properties fo:background-color="#99CC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_34_0_25__20_-_20_Énfasis6" style:family="table-cell">
      <style:table-cell-properties fo:background-color="#FFCC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_36_0_25__20_-_20_Énfasis1" style:family="table-cell">
      <style:table-cell-properties fo:background-color="#0066C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_36_0_25__20_-_20_Énfasis2" style:family="table-cell">
      <style:table-cell-properties fo:background-color="#FF808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_36_0_25__20_-_20_Énfasis3" style:family="table-cell">
      <style:table-cell-properties fo:background-color="#00FF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_36_0_25__20_-_20_Énfasis4" style:family="table-cell">
      <style:table-cell-properties fo:background-color="#80008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_36_0_25__20_-_20_Énfasis5" style:family="table-cell">
      <style:table-cell-properties fo:background-color="#33CCC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_36_0_25__20_-_20_Énfasis6" style:family="table-cell">
      <style:table-cell-properties fo:background-color="#FF99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Buena" style:family="table-cell">
      <style:table-cell-properties fo:background-color="#CCFFC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8000" style:text-underline-style="none"/>
    </style:style>
    <style:style style:name="Celda_20_de_20_comprobación" style:family="table-cell">
      <style:table-cell-properties fo:border-left="1.75pt double-thin#333333" fo:border-right="1.75pt double-thin#333333" fo:border-top="1.75pt double-thin#333333" fo:border-bottom="1.75pt double-thin#333333" fo:background-color="#969696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lda_20_vinculada" style:family="table-cell">
      <style:table-cell-properties fo:border-bottom="1.75pt double-thin#FF99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9900" style:text-underline-style="none"/>
    </style:style>
    <style:style style:name="Cálculo" style:family="table-cell">
      <style:table-cell-properties fo:border-left="1.0pt solid #808080" fo:border-right="1.0pt solid #808080" fo:border-top="1.0pt solid #808080" fo:border-bottom="1.0pt solid #808080" fo:background-color="#C0C0C0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9900" style:text-underline-style="none"/>
    </style:style>
    <style:style style:name="Encabezado_20_4" style:family="table-cell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3366" style:text-underline-style="none"/>
    </style:style>
    <style:style style:name="Entrada" style:family="table-cell">
      <style:table-cell-properties fo:border-left="1.0pt solid #808080" fo:border-right="1.0pt solid #808080" fo:border-top="1.0pt solid #808080" fo:border-bottom="1.0pt solid #808080" fo:background-color="#FFCC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99" style:text-underline-style="none"/>
    </style:style>
    <style:style style:name="Incorrecto" style:family="table-cell">
      <style:table-cell-properties fo:background-color="#FF99C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800080" style:text-underline-style="none"/>
    </style:style>
    <style:style style:name="Neutral" style:family="table-cell">
      <style:table-cell-properties fo:background-color="#FFFF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93300" style:text-underline-style="none"/>
    </style:style>
    <style:style style:name="Notas" style:family="table-cell">
      <style:table-cell-properties fo:border-left="1.0pt solid #C0C0C0" fo:border-right="1.0pt solid #C0C0C0" fo:border-top="1.0pt solid #C0C0C0" fo:border-bottom="1.0pt solid #C0C0C0" fo:background-color="#FFFFCC"/>
    </style:style>
    <style:style style:name="Salida" style:family="table-cell">
      <style:table-cell-properties fo:border-left="1.0pt solid #333333" fo:border-right="1.0pt solid #333333" fo:border-top="1.0pt solid #333333" fo:border-bottom="1.0pt solid #333333" fo:background-color="#C0C0C0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Texto_20_de_20_advertencia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exto_20_explicativo" style:family="table-cell">
      <style:text-properties style:font-name="Calibri" style:font-name-asian="Calibri" fo:font-weight="normal" style:font-weight-asian="normal" style:font-weight-complex="normal" fo:font-style="italic" style:font-style-asian="italic" style:font-style-complex="italic" style:text-line-through-style="none" fo:font-size="11pt" style:font-size-asian="11pt" style:font-size-complex="11pt" fo:color="#808080" style:text-underline-style="none"/>
    </style:style>
    <style:style style:name="Total" style:family="table-cell">
      <style:table-cell-properties fo:border-top="1.0pt solid #333399" fo:border-bottom="1.75pt double-thin#333399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ítulo_20_1" style:family="table-cell">
      <style:table-cell-properties fo:border-bottom="2.5pt solid #333399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003366" style:text-underline-style="none"/>
    </style:style>
    <style:style style:name="Título_20_2" style:family="table-cell">
      <style:table-cell-properties fo:border-bottom="2.5pt solid #C0C0C0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003366" style:text-underline-style="none"/>
    </style:style>
    <style:style style:name="Título_20_3" style:family="table-cell">
      <style:table-cell-properties fo:border-bottom="2.5pt solid #0066CC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3366" style:text-underline-style="none"/>
    </style:style>
    <style:style style:name="Énfasis1" style:family="table-cell">
      <style:table-cell-properties fo:background-color="#3333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Énfasis2" style:family="table-cell">
      <style:table-cell-properties fo:background-color="#FF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Énfasis3" style:family="table-cell">
      <style:table-cell-properties fo:background-color="#339966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Énfasis4" style:family="table-cell">
      <style:table-cell-properties fo:background-color="#80008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Énfasis5" style:family="table-cell">
      <style:table-cell-properties fo:background-color="#33CCC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Énfasis6" style:family="table-cell">
      <style:table-cell-properties fo:background-color="#FF66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draw:fill-image draw:name="D1" xlink:show="embed" xlink:actuate="onLoad"/>
    <draw:fill-image draw:name="D2" xlink:show="embed" xlink:actuate="onLoad"/>
    <draw:fill-image draw:name="D3" xlink:show="embed" xlink:actuate="onLoad"/>
    <draw:fill-image draw:name="D4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75in" fo:margin-bottom="0.75in" fo:background-color="transparent" style:first-page-number="continue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PageStyle_5f_Hoja1" style:display-name="PageStyle_Hoja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LibreOffice/6.0.7.3$Linux_X86_64 LibreOffice_project/00m0$Build-3</meta:generator>
    <meta:creation-date>2011-02-27T12:23:24Z</meta:creation-date>
    <dc:date>2021-04-12T18:04:03Z</dc:date>
    <meta:editing-duration>PT16M5S</meta:editing-duration>
    <meta:editing-cycles>8</meta:editing-cycles>
  </office:meta>
</office:document-meta>
</file>

<file path=Object 0_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loext="urn:org:documentfoundation:names:experimental:office:xmlns:loext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4583333333333cm" svg:stroke-color="#898989" draw:fill-color="#ffffff" draw:fill="solid"/>
    </style:style>
    <style:style style:name="ch2" style:family="chart">
      <style:graphic-properties draw:stroke="none" draw:fill="none"/>
      <style:text-properties fo:color="#000000" fo:font-family="Calibri" fo:font-weight="bold" style:font-weight-asian="bold" style:font-weight-complex="bold" fo:font-size="18pt" style:font-size-asian="18pt" style:font-size-complex="18pt"/>
    </style:style>
    <style:style style:name="ch3" style:family="chart">
      <style:graphic-properties draw:stroke="none" draw:fill="none"/>
      <style:text-properties fo:color="#000000" fo:font-family="Calibri" fo:font-size="10pt" style:font-size-asian="10pt" style:font-size-complex="10pt"/>
    </style:style>
    <style:style style:name="ch4" style:family="chart">
      <style:chart-properties chart:interpolation="cubic-spline" chart:treat-empty-cells="leave-gap" chart:include-hidden-cells="false"/>
      <style:graphic-properties draw:stroke="none" svg:stroke-width="0.0352777777777778cm" draw:fill-color="#ffffff" draw:fill="solid"/>
    </style:style>
    <style:style style:name="ch5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color="#808080" draw:fill="none"/>
      <style:text-properties fo:color="#000000" fo:font-family="Calibri" fo:font-size="10pt" style:font-size-asian="10pt" style:font-size-complex="10pt"/>
    </style:style>
    <style:style style:name="ch6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color="#808080" draw:fill="none"/>
      <style:text-properties fo:color="#000000" fo:font-family="Calibri" fo:font-size="10pt" style:font-size-asian="10pt" style:font-size-complex="10pt"/>
    </style:style>
    <style:style style:name="ch7" style:family="chart">
      <style:graphic-properties draw:stroke="solid" svg:stroke-color="#808080" draw:fill-color="#808080"/>
    </style:style>
    <style:style style:name="ch8" style:family="chart">
      <style:chart-properties chart:symbol-type="none"/>
      <style:graphic-properties draw:stroke="solid" svg:stroke-width="0.07cm" svg:stroke-color="#666699" draw:fill-color="#666699" draw:fill="solid"/>
    </style:style>
    <style:style style:name="ch9" style:family="chart">
      <style:graphic-properties draw:stroke="solid" svg:stroke-width="0.07cm" svg:stroke-color="#666699" draw:fill-color="#666699" draw:fill="solid"/>
    </style:style>
  </office:automatic-styles>
  <office:body>
    <office:chart>
      <chart:chart svg:width="16.77cm" svg:height="7.96cm" chart:class="chart:scatter" chart:style-name="ch1">
        <chart:title svg:x="1.14in" svg:y="0.08in" chart:style-name="ch2">
          <text:p>Throughput vs usuarios - Total</text:p>
        </chart:title>
        <chart:legend chart:legend-position="end" svg:x="0.8in" svg:y="2.81in" chart:style-name="ch3"/>
        <chart:plot-area table:cell-range-address="Hoja1.H15:.H27 Hoja1.H14:.H14" svg:x="0.42cm" svg:width="15.98cm" svg:y="0.93cm" svg:height="6.3cm" chart:style-name="ch4">
          <chart:axis chart:name="primary-x" chart:dimension="x" chart:style-name="ch5">
            <chart:categories table:cell-range-address="Hoja1.A15:.A27"/>
          </chart:axis>
          <chart:axis chart:name="primary-y" chart:dimension="y" chart:style-name="ch6">
            <chart:grid chart:class="major" chart:style-name="ch7"/>
          </chart:axis>
          <chart:series chart:values-cell-range-address="Hoja1.H15:.H27" chart:class="chart:scatter" chart:label-cell-address="Hoja1.H14:.H14" chart:style-name="ch8">
            <chart:domain table:cell-range-address="Hoja1.A15:.A27"/>
            <chart:data-point chart:repeated="13"/>
          </chart:series>
          <chart:wall chart:style-name="ch4"/>
        </chart:plot-area>
      </chart:chart>
    </office:chart>
  </office:body>
</office:document-content>
</file>

<file path=Object 0_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LibreOffice/6.0.7.3$Linux_X86_64 LibreOffice_project/00m0$Build-3</meta:generator>
  </office:meta>
</office:document-meta>
</file>

<file path=Object 0_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0_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loext="urn:org:documentfoundation:names:experimental:office:xmlns:loext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4583333333333cm" svg:stroke-color="#898989" draw:fill-color="#ffffff" draw:fill="solid"/>
    </style:style>
    <style:style style:name="ch2" style:family="chart">
      <style:graphic-properties draw:stroke="none" draw:fill="none"/>
      <style:text-properties fo:color="#000000" fo:font-family="Calibri" fo:font-weight="bold" style:font-weight-asian="bold" style:font-weight-complex="bold" fo:font-size="12pt" style:font-size-asian="12pt" style:font-size-complex="12pt"/>
    </style:style>
    <style:style style:name="ch3" style:family="chart">
      <style:graphic-properties draw:stroke="none" draw:fill="none"/>
      <style:text-properties fo:color="#000000" fo:font-family="Calibri" fo:font-size="10pt" style:font-size-asian="10pt" style:font-size-complex="10pt"/>
    </style:style>
    <style:style style:name="ch4" style:family="chart">
      <style:chart-properties chart:interpolation="cubic-spline" chart:treat-empty-cells="leave-gap" chart:include-hidden-cells="false"/>
      <style:graphic-properties draw:stroke="none" svg:stroke-width="0.0352777777777778cm" draw:fill-color="#ffffff" draw:fill="solid"/>
    </style:style>
    <style:style style:name="ch5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color="#808080" draw:fill="none"/>
      <style:text-properties fo:color="#000000" fo:font-family="Calibri" fo:font-size="10pt" style:font-size-asian="10pt" style:font-size-complex="10pt"/>
    </style:style>
    <style:style style:name="ch6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color="#808080" draw:fill="none"/>
      <style:text-properties fo:color="#000000" fo:font-family="Calibri" fo:font-size="10pt" style:font-size-asian="10pt" style:font-size-complex="10pt"/>
    </style:style>
    <style:style style:name="ch7" style:family="chart">
      <style:graphic-properties draw:stroke="solid" svg:stroke-color="#808080" draw:fill-color="#808080"/>
    </style:style>
    <style:style style:name="ch8" style:family="chart">
      <style:chart-properties chart:symbol-type="none"/>
      <style:graphic-properties draw:stroke="solid" svg:stroke-width="0.07cm" svg:stroke-color="#0000ff" draw:fill-color="#0000ff" draw:fill="solid"/>
    </style:style>
    <style:style style:name="ch9" style:family="chart">
      <style:graphic-properties draw:stroke="solid" svg:stroke-width="0.07cm" svg:stroke-color="#0000ff" draw:fill-color="#0000ff" draw:fill="solid"/>
    </style:style>
  </office:automatic-styles>
  <office:body>
    <office:chart>
      <chart:chart svg:width="14.23cm" svg:height="7.91cm" chart:class="chart:scatter" chart:style-name="ch1">
        <chart:title svg:x="1.56in" svg:y="0.11in" chart:style-name="ch2">
          <text:p>Latencia vs usuarios - Total
</text:p>
        </chart:title>
        <chart:legend chart:legend-position="end" svg:x="0.57in" svg:y="2.75in" chart:style-name="ch3"/>
        <chart:plot-area table:cell-range-address="Hoja1.G15:.G27 Hoja1.G14:.G14" svg:x="0cm" svg:width="14.23cm" svg:y="1.59cm" svg:height="5.61cm" chart:style-name="ch4">
          <chart:axis chart:name="primary-x" chart:dimension="x" chart:style-name="ch5">
            <chart:categories table:cell-range-address="Hoja1.A15:.A27"/>
          </chart:axis>
          <chart:axis chart:name="primary-y" chart:dimension="y" chart:style-name="ch6">
            <chart:grid chart:class="major" chart:style-name="ch7"/>
          </chart:axis>
          <chart:series chart:values-cell-range-address="Hoja1.G15:.G27" chart:class="chart:scatter" chart:label-cell-address="Hoja1.G14:.G14" chart:style-name="ch8">
            <chart:domain table:cell-range-address="Hoja1.A15:.A27"/>
            <chart:data-point chart:repeated="13"/>
          </chart:series>
          <chart:wall chart:style-name="ch4"/>
        </chart:plot-area>
      </chart:chart>
    </office:chart>
  </office:body>
</office:document-content>
</file>

<file path=Object 0_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LibreOffice/6.0.7.3$Linux_X86_64 LibreOffice_project/00m0$Build-3</meta:generator>
  </office:meta>
</office:document-meta>
</file>

<file path=Object 0_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0_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loext="urn:org:documentfoundation:names:experimental:office:xmlns:loext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4583333333333cm" svg:stroke-color="#898989" draw:fill-color="#ffffff" draw:fill="solid"/>
    </style:style>
    <style:style style:name="ch2" style:family="chart">
      <style:graphic-properties draw:stroke="none" draw:fill="none"/>
      <style:text-properties fo:color="#000000" fo:font-family="Calibri" fo:font-weight="bold" style:font-weight-asian="bold" style:font-weight-complex="bold" fo:font-size="16pt" style:font-size-asian="16pt" style:font-size-complex="16pt"/>
    </style:style>
    <style:style style:name="ch3" style:family="chart">
      <style:graphic-properties draw:stroke="none" draw:fill="none"/>
      <style:text-properties fo:color="#000000" fo:font-family="Calibri" fo:font-size="10pt" style:font-size-asian="10pt" style:font-size-complex="10pt"/>
    </style:style>
    <style:style style:name="ch4" style:family="chart">
      <style:chart-properties chart:interpolation="cubic-spline" chart:treat-empty-cells="leave-gap" chart:include-hidden-cells="false"/>
      <style:graphic-properties draw:stroke="none" svg:stroke-width="0.0352777777777778cm" draw:fill-color="#ffffff" draw:fill="solid"/>
    </style:style>
    <style:style style:name="ch5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color="#808080" draw:fill="none"/>
      <style:text-properties fo:color="#000000" fo:font-family="Calibri" fo:font-size="10pt" style:font-size-asian="10pt" style:font-size-complex="10pt"/>
    </style:style>
    <style:style style:name="ch6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color="#808080" draw:fill="none"/>
      <style:text-properties fo:color="#000000" fo:font-family="Calibri" fo:font-size="10pt" style:font-size-asian="10pt" style:font-size-complex="10pt"/>
    </style:style>
    <style:style style:name="ch7" style:family="chart">
      <style:graphic-properties draw:stroke="solid" svg:stroke-color="#808080" draw:fill-color="#808080"/>
    </style:style>
    <style:style style:name="ch8" style:family="chart">
      <style:chart-properties chart:symbol-type="none"/>
      <style:graphic-properties draw:stroke="solid" svg:stroke-width="0.07cm" svg:stroke-color="#666699" draw:fill-color="#666699" draw:fill="solid"/>
    </style:style>
    <style:style style:name="ch9" style:family="chart">
      <style:graphic-properties draw:stroke="solid" svg:stroke-width="0.07cm" svg:stroke-color="#666699" draw:fill-color="#666699" draw:fill="solid"/>
    </style:style>
  </office:automatic-styles>
  <office:body>
    <office:chart>
      <chart:chart svg:width="16.77cm" svg:height="7.96cm" chart:class="chart:scatter" chart:style-name="ch1">
        <chart:title svg:x="1.19in" svg:y="0.05in" chart:style-name="ch2">
          <text:p>Throughput vs usuarios-ProcesaPago</text:p>
        </chart:title>
        <chart:legend chart:legend-position="end" svg:x="0.86in" svg:y="2.8in" chart:style-name="ch3"/>
        <chart:plot-area table:cell-range-address="Hoja1.K15:.K27" svg:x="0cm" svg:width="16.77cm" svg:y="0.69cm" svg:height="6.69cm" chart:style-name="ch4">
          <chart:axis chart:name="primary-x" chart:dimension="x" chart:style-name="ch5">
            <chart:categories table:cell-range-address="Hoja1.A15:.A27"/>
          </chart:axis>
          <chart:axis chart:name="primary-y" chart:dimension="y" chart:style-name="ch6">
            <chart:grid chart:class="major" chart:style-name="ch7"/>
          </chart:axis>
          <chart:series chart:values-cell-range-address="Hoja1.K15:.K27" chart:class="chart:scatter" loext:label-string="Columna A" chart:style-name="ch8">
            <chart:domain table:cell-range-address="Hoja1.A15:.A27"/>
            <chart:data-point chart:repeated="13"/>
          </chart:series>
          <chart:wall chart:style-name="ch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</table:table-row>
          </table:table-header-rows>
        </table:table>
      </chart:chart>
    </office:chart>
  </office:body>
</office:document-content>
</file>

<file path=Object 0_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LibreOffice/6.0.7.3$Linux_X86_64 LibreOffice_project/00m0$Build-3</meta:generator>
  </office:meta>
</office:document-meta>
</file>

<file path=Object 0_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0_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loext="urn:org:documentfoundation:names:experimental:office:xmlns:loext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4583333333333cm" svg:stroke-color="#898989" draw:fill-color="#ffffff" draw:fill="solid"/>
    </style:style>
    <style:style style:name="ch2" style:family="chart">
      <style:graphic-properties draw:stroke="none" draw:fill="none"/>
      <style:text-properties fo:color="#000000" fo:font-family="Calibri" fo:font-weight="bold" style:font-weight-asian="bold" style:font-weight-complex="bold" fo:font-size="12pt" style:font-size-asian="12pt" style:font-size-complex="12pt"/>
    </style:style>
    <style:style style:name="ch3" style:family="chart">
      <style:graphic-properties draw:stroke="none" draw:fill="none"/>
      <style:text-properties fo:color="#000000" fo:font-family="Calibri" fo:font-size="10pt" style:font-size-asian="10pt" style:font-size-complex="10pt"/>
    </style:style>
    <style:style style:name="ch4" style:family="chart">
      <style:chart-properties chart:interpolation="cubic-spline" chart:treat-empty-cells="leave-gap" chart:include-hidden-cells="false"/>
      <style:graphic-properties draw:stroke="none" svg:stroke-width="0.0352777777777778cm" draw:fill-color="#ffffff" draw:fill="solid"/>
    </style:style>
    <style:style style:name="ch5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color="#808080" draw:fill="none"/>
      <style:text-properties fo:color="#000000" fo:font-family="Calibri" fo:font-size="10pt" style:font-size-asian="10pt" style:font-size-complex="10pt"/>
    </style:style>
    <style:style style:name="ch6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color="#808080" draw:fill="none"/>
      <style:text-properties fo:color="#000000" fo:font-family="Calibri" fo:font-size="10pt" style:font-size-asian="10pt" style:font-size-complex="10pt"/>
    </style:style>
    <style:style style:name="ch7" style:family="chart">
      <style:graphic-properties draw:stroke="solid" svg:stroke-color="#808080" draw:fill-color="#808080"/>
    </style:style>
    <style:style style:name="ch8" style:family="chart">
      <style:chart-properties chart:symbol-type="none"/>
      <style:graphic-properties draw:stroke="solid" svg:stroke-width="0.07cm" svg:stroke-color="#000000" draw:fill-color="#000000" draw:fill="solid"/>
    </style:style>
    <style:style style:name="ch9" style:family="chart">
      <style:graphic-properties draw:stroke="solid" svg:stroke-width="0.07cm" svg:stroke-color="#000000" draw:fill-color="#000000" draw:fill="solid"/>
    </style:style>
  </office:automatic-styles>
  <office:body>
    <office:chart>
      <chart:chart svg:width="14.26cm" svg:height="7.94cm" chart:class="chart:scatter" chart:style-name="ch1">
        <chart:title svg:x="1.02in" svg:y="0.2in" chart:style-name="ch2">
          <text:p>Latencia vs usuarios - ProcesaPago</text:p>
        </chart:title>
        <chart:legend chart:legend-position="end" svg:x="0.66in" svg:y="2.76in" chart:style-name="ch3"/>
        <chart:plot-area table:cell-range-address="Hoja1.J15:.J27 Hoja1.J14:.J14" svg:x="0.48cm" svg:width="13.68cm" svg:y="1.56cm" svg:height="5.79cm" chart:style-name="ch4">
          <chart:axis chart:name="primary-x" chart:dimension="x" chart:style-name="ch5">
            <chart:categories table:cell-range-address="Hoja1.A15:.A27"/>
          </chart:axis>
          <chart:axis chart:name="primary-y" chart:dimension="y" chart:style-name="ch6">
            <chart:grid chart:class="major" chart:style-name="ch7"/>
          </chart:axis>
          <chart:series chart:values-cell-range-address="Hoja1.J15:.J27" chart:class="chart:scatter" chart:label-cell-address="Hoja1.J14:.J14" chart:style-name="ch8">
            <chart:domain table:cell-range-address="Hoja1.A15:.A27"/>
            <chart:data-point chart:repeated="13"/>
          </chart:series>
          <chart:wall chart:style-name="ch4"/>
        </chart:plot-area>
      </chart:chart>
    </office:chart>
  </office:body>
</office:document-content>
</file>

<file path=Object 0_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LibreOffice/6.0.7.3$Linux_X86_64 LibreOffice_project/00m0$Build-3</meta:generator>
  </office:meta>
</office:document-meta>
</file>

<file path=Object 0_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